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Heading_20_1">
      <style:text-properties fo:language="pt" fo:country="BR"/>
    </style:style>
    <style:style style:name="P4" style:family="paragraph" style:parent-style-name="Heading_20_2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 style:font-style-complex="italic"/>
    </style:style>
    <style:style style:name="T3" style:family="text">
      <style:text-properties fo:language="pt" fo:country="BR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1. Introdução</text:h>
      <text:p text:style-name="Text_20_body"><text:span text:style-name="T1">O objetivo deste pequeno relatório é apresentar o projeto MyPas e descrever algumas informações sobre seu desenvolvimento.</text:span></text:p>
      <text:h text:style-name="P3" text:outline-level="1">2. Ferramentas Utilizadas</text:h>
      <text:p text:style-name="Text_20_body"><text:span text:style-name="T1">Neste capitulo será descrito, de forma bem simples, as principais ferramentas que foram utilizadas para desenvolver o projeto da melhor forma possível.</text:span></text:p>
      <text:h text:style-name="P4" text:outline-level="2">2.1. Autotools</text:h>
      <text:p text:style-name="Text_20_body"><text:span text:style-name="T1">Para criação dos arquivos Makefile foi utilizado a ferramenta GNU Autoconf e Automake. Com o auxilio dessas ferramentas, o projeto desenvolvido já está no padrão de distribuição de programas Unix., sendo assim o compilador MyPas pode ser facilmente compilado e instalado em sistemas Unix-like através dos comandos </text:span><text:span text:style-name="T2">./configure &amp;&amp; make &amp;&amp; sudo make install</text:span><text:span text:style-name="T1">.</text:span></text:p>
      <text:h text:style-name="P4" text:outline-level="2">2.2. gVim</text:h>
      <text:p text:style-name="Text_20_body"><text:span text:style-name="T1">O editor utilizado para desenvolver o projeto foi o gVim, um front-end do Vim que faz uso do Gtk. O gVim é um editor bastante versatil e uma vez que o usuário domine seus principais conceitos, o editor torna-se uma excelente ferramenta.</text:span></text:p>
      <text:h text:style-name="P4" text:outline-level="2">2.3. libtap</text:h>
      <text:p text:style-name="Text_20_body"><text:span text:style-name="T1">Para implementar o compilador e garantir seu funcionamento, foi criado uma série de testes unitários utilizando a biblioteca libtap. Está biblioteca implementa em C o padrão TAP(Test Anything Protocol) originado na comunidade Perl. Escrevi um artigo sobre a biblioteca e descrevo como utiliza-la. O artigo pode ser encontrado em </text:span><text:a xlink:type="simple" xlink:href="http://diegorubin.com/2011/04/23/criando-testes-usando-libtap">http://diegorubin.com/2011/04/23/criando-testes-usando-libtap</text:a><text:span text:style-name="T1">.</text:span></text:p>
      <text:p text:style-name="Text_20_body"><text:span text:style-name="T1">Para iniciar a execução dos testes o comando </text:span><text:span text:style-name="T2">make check </text:span><text:span text:style-name="T3">deve ser executado.</text:span></text:p>
      <text:h text:style-name="Heading_20_2" text:outline-level="2"><text:span text:style-name="T1">2.4. Git</text:span></text:h>
      <text:p text:style-name="Text_20_body"><text:span text:style-name="T1">Para controle de versão do projeto foi escolhido o Git. Sistema inicialmente projetado por Linus Torvalds e amplamente utilizado hoje por desenvolvedores de softwares, como o kernel Linux.</text:span></text:p>
      <text:h text:style-name="Heading_20_2" text:outline-level="2"><text:span text:style-name="T1">2.5. Depuração de Código</text:span></text:h>
      <text:p text:style-name="Text_20_body"><text:span text:style-name="T1">Para depuração do código foi utilizado o GNU Debugger na maior parte do tempo.</text:span></text:p>
      <text:p text:style-name="Text_20_body"><text:span text:style-name="T1">Também foi desenvolvido uma pequena aplicação que cujo principal objetivo e formatar saídas como a tabela de símbolos. A aplicação é chamada de CDB, foi desenvolvida em C++ e faz uso da Gtkmm. Ela pode ser encontrada no diretório </text:span><text:span text:style-name="T2">extras</text:span><text:span text:style-name="T1"> na raiz do projeto.</text:span></text:p>
      <text:h text:style-name="P3" text:outline-level="1">3. Descrição da Estrutura do Projeto</text:h>
      <text:p text:style-name="Text_20_body"><text:span text:style-name="T1">Este capitulo tem como objetivo descrever o conteúdo dos diretórios do projeto.</text:span></text:p>
      <text:p text:style-name="Text_20_body"><text:span text:style-name="T1">No diretório </text:span><text:span text:style-name="T2">src</text:span><text:span text:style-name="T1"> estão localizados a implementação todas as funções dos projetos. No diretório </text:span><text:span text:style-name="T2">includes</text:span><text:span text:style-name="T1"> </text:span><text:soft-page-break/><text:span text:style-name="T1">estão localizados os arquivos de cabeçalho que utilizados pelos arquivos de código que estão em </text:span><text:span text:style-name="T2">src</text:span><text:span text:style-name="T1"> e </text:span><text:span text:style-name="T2">tests</text:span><text:span text:style-name="T1">. No diretório tests estão localizados todos os testes unitários implementados.</text:span></text:p>
      <text:h text:style-name="Heading_20_1" text:outline-level="1"><text:span text:style-name="T1">4. Metodologias Utilizadas</text:span></text:h>
      <text:h text:style-name="Heading_20_2" text:outline-level="2"><text:span text:style-name="T1">4.1. Top-down</text:span></text:h>
      <text:h text:style-name="Heading_20_2" text:outline-level="2"><text:span text:style-name="T1">4.2. Test Driven Development(TDD)</text:span></text:h>
      <text:h text:style-name="P3" text:outline-level="1">5. Gramática</text:h>
      <text:p text:style-name="P1">A gramática implementada está descrita abaixo. Ela é uma simplificação da gramática utilizada pela linguagem Pascal.</text:p>
      <text:p text:style-name="P2">program -&gt; PROGRAM ID ';' block '.'</text:p>
      <text:p text:style-name="P2"/>
      <text:p text:style-name="P2">block -&gt; declarations modules stmtblock</text:p>
      <text:p text:style-name="P2">declarations -&gt; </text:p>
      <text:p text:style-name="P2"><text:s text:c="2"/>[VAR idlist ':' type';' {idlist ':' type ';'}]</text:p>
      <text:p text:style-name="P2"/>
      <text:p text:style-name="P2">modules -&gt; {procedure | function}</text:p>
      <text:p text:style-name="P2"/>
      <text:p text:style-name="P2">procedure -&gt; PROCEDURE ID formalparm ';' declarations stmtblock ';' </text:p>
      <text:p text:style-name="P2"/>
      <text:p text:style-name="P2">function -&gt; FUNCTION ID formalparm ':' type ';' declarations stmtblock ';' </text:p>
      <text:p text:style-name="P2"/>
      <text:p text:style-name="P2">formalparm -&gt; ['(' [VAR] idlist ':' type </text:p>
      <text:p text:style-name="P2"><text:s text:c="15"/>{';' [VAR] idlist ':' type } ')']</text:p>
      <text:p text:style-name="P2"/>
      <text:p text:style-name="P2">stmtblock -&gt; BEGIN stmtlist END</text:p>
      <text:p text:style-name="P2"/>
      <text:p text:style-name="P2">stmtlist -&gt; stmt {';' stmt}</text:p>
      <text:p text:style-name="P2"/>
      <text:p text:style-name="P2">stmt -&gt; </text:p>
      <text:p text:style-name="P2"><text:s text:c="3"/>stmtblock | ifstmt | whilestmt</text:p>
      <text:p text:style-name="P2"><text:s/>| repstmt | forstmt | idstmt</text:p>
      <text:p text:style-name="P2"/>
      <text:p text:style-name="P2">type -&gt; INTEGER | REAL | BOOLEAN</text:p>
      <text:p text:style-name="P2"/>
      <text:p text:style-name="P2">idlist -&gt; ID {',' ID}</text:p>
      <text:p text:style-name="P2"/>
      <text:p text:style-name="P2"><text:soft-page-break/>idstmt -&gt; ID [ ASSGNMT expression | '(' exprlist ')' ]</text:p>
      <text:p text:style-name="P2"/>
      <text:p text:style-name="P2">ifstmt -&gt; IF expression THEN stmt [ ELSE stmt ]</text:p>
      <text:p text:style-name="P2"/>
      <text:p text:style-name="P2">whilestmt -&gt; WHILE expression DO stmt</text:p>
      <text:p text:style-name="P2"/>
      <text:p text:style-name="P2">repstmt -&gt; REPEAT stmtlist UNTIL expression</text:p>
      <text:p text:style-name="P2"/>
      <text:p text:style-name="P2">expression -&gt; expr = expr | expr '&lt;' expr | expr '&gt;' expr |</text:p>
      <text:p text:style-name="P2"><text:s text:c="14"/>expr GEQ expr | expr LEQ expr | </text:p>
      <text:p text:style-name="P2"><text:s text:c="14"/>expr NEQ expr | expr</text:p>
      <text:p text:style-name="P2"/>
      <text:p text:style-name="P2">expr -&gt; [-] term { '+' term | '-' term | OR term }</text:p>
      <text:p text:style-name="P2"/>
      <text:p text:style-name="P2">exprlist -&gt; expression { ',' expression }</text:p>
      <text:p text:style-name="P2"/>
      <text:p text:style-name="P2">term -&gt; factor { '*' factor | '/' factor | AND factor | </text:p>
      <text:p text:style-name="P2"><text:s text:c="17"/>DIV factor | MOD factor }</text:p>
      <text:p text:style-name="P2"/>
      <text:p text:style-name="P2">factor -&gt; UINT | FLOAT | ID {'(' exprlist ')'} | </text:p>
      <text:p text:style-name="P2"><text:s text:c="10"/>'(' expression ')' | NOT factor</text:p>
      <text:p text:style-name="P2"><text:s/></text:p>
      <text:p text:style-name="P2"/>
      <text:h text:style-name="Heading_20_1" text:outline-level="1">6. Limitações</text:h>
      <text:p text:style-name="Text_20_body">Uma das principais limitações do projeto é falta de tratamento de ponto flutuante. Esse seria o próximo passo no desenvolvimento do projeto, porém realmente não houve tempo para tratar mais essa complex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20:52:38</meta:creation-date>
    <dc:date>2012-12-03T22:04:47</dc:date>
    <meta:editing-duration>PT1H4M4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3" meta:paragraph-count="56" meta:word-count="636" meta:character-count="3966" meta:non-whitespace-character-count="3300"/>
  </office:meta>
</office:document-meta>
</file>